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fo:padding="0.049cm" fo:border="0.002cm solid #d9d9e3"/>
    </style:style>
    <style:style style:name="P2" style:family="paragraph" style:parent-style-name="Text_20_body" style:list-style-name="L1">
      <style:paragraph-properties fo:margin-top="0cm" fo:margin-bottom="0cm" fo:padding="0.049cm" fo:border="0.002cm solid #d9d9e3"/>
    </style:style>
    <style:style style:name="P3" style:family="paragraph" style:parent-style-name="Text_20_body" style:list-style-name="L1">
      <style:paragraph-properties fo:padding="0.049cm" fo:border="0.002cm solid #d9d9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 list of requirements </text:p>
      <text:list xml:id="list7445265399424868072" text:style-name="L1">
        <text:list-item>
          <text:p text:style-name="P2">Identify the main pages or sections of the website (e.g. homepage, about page, contact page, user dashboard, etc.).</text:p>
        </text:list-item>
        <text:list-item>
          <text:p text:style-name="P2">Determine the specific features or functionality of each page or section (e.g. login system, search bar, shopping cart, etc.).</text:p>
        </text:list-item>
        <text:list-item>
          <text:p text:style-name="P2">Understand the data and content that will be displayed on each page or section (e.g. products, blog posts, user information, etc.).</text:p>
        </text:list-item>
        <text:list-item>
          <text:p text:style-name="P2">Identify any external systems or APIs that the website will need to interact with (e.g. payment gateway, social media login, etc.).</text:p>
        </text:list-item>
        <text:list-item>
          <text:p text:style-name="P2">Determine any specific regulations or compliance requirements that the website must adhere to (e.g. GDPR, HIPAA, etc.).</text:p>
        </text:list-item>
        <text:list-item>
          <text:p text:style-name="P2">Understand the target audience and user personas for the website.</text:p>
        </text:list-item>
        <text:list-item>
          <text:p text:style-name="P2">Identify any performance or scalability requirements for the website.</text:p>
        </text:list-item>
        <text:list-item>
          <text:p text:style-name="P2">Determine any specific design or branding guidelines for the website.</text:p>
        </text:list-item>
        <text:list-item>
          <text:p text:style-name="P2">Identify any specific security or privacy requirements for the website.</text:p>
        </text:list-item>
        <text:list-item>
          <text:p text:style-name="P3">Understand any future plans for expanding the website's features or functionality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zon Mamani</meta:initial-creator>
    <meta:creation-date>2023-01-25T23:20:03.18</meta:creation-date>
    <meta:document-statistic meta:table-count="0" meta:image-count="0" meta:object-count="0" meta:page-count="1" meta:paragraph-count="12" meta:word-count="160" meta:character-count="1027"/>
    <dc:date>2023-01-27T01:58:25.02</dc:date>
    <dc:creator>Nelzon Mamani</dc:creator>
    <meta:editing-duration>P1DT1H14M2S</meta:editing-duration>
    <meta:editing-cycles>1</meta:editing-cycles>
    <meta:generator>OpenOffice/4.1.13$Win32 OpenOffice.org_project/4113m1$Build-9810</meta:generator>
  </office:meta>
</office:document-meta>
</file>